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URW Gothic" svg:font-family="'URW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ackground-color="#15846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fo:background-color="#15846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none" fo:background-color="#ffb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4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fo:border-bottom="0.06pt solid #000000" fo:background-color="#2a6099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gr1" style:family="graphic">
      <style:graphic-properties svg:stroke-width="0.0598in" draw:textarea-horizontal-align="center" draw:textarea-vertical-align="middle" fo:padding-top="0.0299in" fo:padding-bottom="0.0299in" fo:padding-left="0.0299in" fo:padding-right="0.0299in"/>
    </style:style>
    <style:style style:name="gr2" style:family="graphic">
      <style:graphic-properties svg:stroke-width="0.0598in" svg:stroke-color="#ff0000" draw:textarea-horizontal-align="center" draw:textarea-vertical-align="middle" fo:padding-top="0.0299in" fo:padding-bottom="0.0299in" fo:padding-left="0.0299in" fo:padding-right="0.0299in"/>
    </style:style>
    <style:style style:name="P1" style:family="paragraph">
      <style:paragraph-properties fo:text-align="center"/>
    </style:style>
    <style:style style:name="T1" style:family="text">
      <style:text-properties style:font-name="URW Gothic" style:font-name-asian="URW Gothic" style:font-name-complex="URW Goth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.3138in" svg:y1="0.4421in" svg:x2="16.7028in" svg:y2="0.9685in">
            <text:p/>
          </draw:line>
          <draw:line draw:z-index="1" draw:style-name="gr2" draw:text-style-name="P1" svg:x1="16.7244in" svg:y1="1.063in" svg:x2="18.2921in" svg:y2="1.9264in">
            <text:p/>
          </draw:line>
          <draw:line draw:z-index="2" draw:style-name="gr1" draw:text-style-name="P1" svg:x1="18.4327in" svg:y1="0.4315in" svg:x2="20.335in" svg:y2="0.2315in">
            <text:p/>
          </draw:line>
          <draw:line draw:z-index="3" draw:style-name="gr1" draw:text-style-name="P1" svg:x1="18.4866in" svg:y1="0.5472in" svg:x2="20in" svg:y2="1.0213in">
            <text:p/>
          </draw:line>
          <draw:line draw:z-index="4" draw:style-name="gr1" draw:text-style-name="P1" svg:x1="18.4539in" svg:y1="1.8736in" svg:x2="20.1083in" svg:y2="1.4949in">
            <text:p/>
          </draw:line>
          <draw:line draw:z-index="5" draw:style-name="gr2" draw:text-style-name="P1" svg:x1="18.6161in" svg:y1="2.0213in" svg:x2="20.1083in" svg:y2="2.4843in">
            <text:p/>
          </draw:line>
          <draw:line draw:z-index="6" draw:style-name="gr1" draw:text-style-name="P1" svg:x1="13.8705in" svg:y1="5.0213in" svg:x2="14.4327in" svg:y2="5.0106in">
            <text:p/>
          </draw:line>
          <draw:line draw:z-index="7" draw:style-name="gr1" draw:text-style-name="P1" svg:x1="13.8161in" svg:y1="5.1685in" svg:x2="13.8272in" svg:y2="5.6528in">
            <text:p/>
          </draw:line>
          <draw:line draw:z-index="8" draw:style-name="gr1" draw:text-style-name="P1" svg:x1="14.5622in" svg:y1="5.1894in" svg:x2="14.5406in" svg:y2="5.6421in">
            <text:p/>
          </draw:line>
          <draw:line draw:z-index="9" draw:style-name="gr1" draw:text-style-name="P1" svg:x1="13.935in" svg:y1="5.737in" svg:x2="14.4217in" svg:y2="5.7685in">
            <text:p/>
          </draw:line>
          <draw:line draw:z-index="10" draw:style-name="gr1" draw:text-style-name="P1" svg:x1="13.935in" svg:y1="5.1685in" svg:x2="14.4in" svg:y2="5.6315in">
            <text:p/>
          </draw:line>
          <draw:line draw:z-index="11" draw:style-name="gr1" draw:text-style-name="P1" svg:x1="13.9244in" svg:y1="5.5579in" svg:x2="14.3894in" svg:y2="5.2315in">
            <text:p/>
          </draw:line>
          <draw:line draw:z-index="12" draw:style-name="gr1" draw:text-style-name="P1" svg:x1="17.1783in" svg:y1="4.6315in" svg:x2="17.5894in" svg:y2="4.6421in">
            <text:p/>
          </draw:line>
          <draw:line draw:z-index="13" draw:style-name="gr1" draw:text-style-name="P1" svg:x1="17.935in" svg:y1="4.737in" svg:x2="18.1299in" svg:y2="5.1791in">
            <text:p/>
          </draw:line>
          <draw:line draw:z-index="14" draw:style-name="gr1" draw:text-style-name="P1" svg:x1="18.0972in" svg:y1="5.6528in" svg:x2="17.8488in" svg:y2="6.0213in">
            <text:p/>
          </draw:line>
          <draw:line draw:z-index="15" draw:style-name="gr1" draw:text-style-name="P1" svg:x1="17.5138in" svg:y1="6.2106in" svg:x2="16.9839in" svg:y2="6.1894in">
            <text:p/>
          </draw:line>
          <draw:line draw:z-index="16" draw:style-name="gr1" draw:text-style-name="P1" svg:x1="16.735in" svg:y1="6.0106in" svg:x2="16.5083in" svg:y2="5.5685in">
            <text:p/>
          </draw:line>
          <draw:line draw:z-index="17" draw:style-name="gr1" draw:text-style-name="P1" svg:x1="16.5406in" svg:y1="5.1472in" svg:x2="16.9299in" svg:y2="4.7055in">
            <text:p/>
          </draw:line>
          <draw:line draw:z-index="18" draw:style-name="gr1" draw:text-style-name="P1" svg:x1="17.1138in" svg:y1="4.7685in" svg:x2="17.9894in" svg:y2="5.3579in">
            <text:p/>
          </draw:line>
          <draw:line draw:z-index="19" draw:style-name="gr1" draw:text-style-name="P1" svg:x1="16.9083in" svg:y1="4.8634in" svg:x2="17.0055in" svg:y2="6in">
            <text:p/>
          </draw:line>
          <draw:line draw:z-index="20" draw:style-name="gr1" draw:text-style-name="P1" svg:x1="16.7567in" svg:y1="5.537in" svg:x2="17.6543in" svg:y2="5.9791in">
            <text:p/>
          </draw:line>
          <draw:line draw:z-index="21" draw:style-name="gr1" draw:text-style-name="P1" svg:x1="16.7028in" svg:y1="5.3685in" svg:x2="17.7945in" svg:y2="4.8843in">
            <text:p/>
          </draw:line>
          <draw:line draw:z-index="22" draw:style-name="gr1" draw:text-style-name="P1" svg:x1="17.8055in" svg:y1="5.0315in" svg:x2="17.6866in" svg:y2="5.8528in">
            <text:p/>
          </draw:line>
          <draw:line draw:z-index="23" draw:style-name="gr1" draw:text-style-name="P1" svg:x1="17.0921in" svg:y1="5.9791in" svg:x2="17.9028in" svg:y2="5.4634in">
            <text:p/>
          </draw:line>
          <draw:line draw:z-index="24" draw:style-name="gr1" draw:text-style-name="P1" svg:x1="16.8in" svg:y1="5.4843in" svg:x2="18in" svg:y2="5.4in">
            <text:p/>
          </draw:line>
          <draw:line draw:z-index="25" draw:style-name="gr1" draw:text-style-name="P1" svg:x1="17.0488in" svg:y1="4.937in" svg:x2="17.7189in" svg:y2="6.0528in">
            <text:p/>
          </draw:line>
          <draw:line draw:z-index="26" draw:style-name="gr1" draw:text-style-name="P1" svg:x1="17.0594in" svg:y1="5.8634in" svg:x2="17.7083in" svg:y2="4.737in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2" office:value-type="string" calcext:value-type="string">
            <text:p>deuxième lancer</text:p>
          </table:table-cell>
          <table:table-cell table:number-columns-repeated="40"/>
          <table:table-cell table:style-name="ce44" office:value-type="string" calcext:value-type="string">
            <text:p>1 / 6</text:p>
          </table:table-cell>
          <table:table-cell/>
          <table:table-cell office:value-type="string" calcext:value-type="string">
            <text:p>3obtenu</text:p>
          </table:table-cell>
          <table:table-cell table:number-columns-repeated="3"/>
          <table:table-cell office:value-type="string" calcext:value-type="string">
            <text:p>1 / 6 x 1 / 6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3 obtenu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17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36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43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4"/>
          <table:table-cell office:value-type="string" calcext:value-type="string">
            <text:p>non F</text:p>
          </table:table-cell>
          <table:table-cell table:number-columns-repeated="7"/>
          <table:table-cell office:value-type="string" calcext:value-type="string">
            <text:p>3 non obtenu</text:p>
          </table:table-cell>
          <table:table-cell table:number-columns-repeated="3"/>
          <table:table-cell table:style-name="ce45" office:value-type="string" calcext:value-type="string">
            <text:p>1 / 6 x 5 / 6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table:style-name="ce33"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13"/>
          <table:table-cell office:value-type="string" calcext:value-type="string">
            <text:p>3 obtenu</text:p>
          </table:table-cell>
          <table:table-cell table:number-columns-repeated="2"/>
          <table:table-cell table:style-name="ce45" office:value-type="string" calcext:value-type="string">
            <text:p>5 / 6 x 1 / 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premier</text:p>
            <text:p>lancer    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table:style-name="ce18"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table:style-name="ce18"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3,1</text:p>
          </table:table-cell>
          <table:table-cell table:style-name="ce33" office:value-type="string" calcext:value-type="string">
            <text:p>3,2</text:p>
          </table:table-cell>
          <table:table-cell table:style-name="ce33" office:value-type="string" calcext:value-type="string">
            <text:p>3,3</text:p>
          </table:table-cell>
          <table:table-cell table:style-name="ce33" office:value-type="string" calcext:value-type="string">
            <text:p>3,4</text:p>
          </table:table-cell>
          <table:table-cell table:style-name="ce33" office:value-type="string" calcext:value-type="string">
            <text:p>3,5</text:p>
          </table:table-cell>
          <table:table-cell table:style-name="ce3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table:style-name="ce11"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table:style-name="ce11"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8"/>
          <table:table-cell office:value-type="string" calcext:value-type="string">
            <text:p>3 non obtenu</text:p>
          </table:table-cell>
          <table:table-cell table:number-columns-repeated="2"/>
          <table:table-cell office:value-type="string" calcext:value-type="string">
            <text:p>5 / 6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table:style-name="ce33"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13"/>
          <table:table-cell office:value-type="string" calcext:value-type="string">
            <text:p>3 non obtenu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8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33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1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16"/>
          <table:table-cell table:style-name="ce45" office:value-type="string" calcext:value-type="string">
            <text:p>5 / 6 x 5 / 6</text:p>
          </table:table-cell>
          <table:table-cell table:number-columns-repeated="2"/>
          <table:table-cell table:style-name="ce45" office:value-type="string" calcext:value-type="string">
            <text:p>non F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37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4" office:value-type="string" calcext:value-type="string">
            <text:p>Ω</text:p>
          </table:table-cell>
          <table:table-cell table:number-columns-repeated="8"/>
          <table:table-cell table:style-name="ce14" office:value-type="string" calcext:value-type="string">
            <text:p>E</text:p>
          </table:table-cell>
          <table:table-cell table:number-columns-repeated="7"/>
          <table:table-cell table:style-name="ce14" office:value-type="string" calcext:value-type="string">
            <text:p>F</text:p>
          </table:table-cell>
          <table:table-cell table:number-columns-repeated="7"/>
          <table:table-cell table:style-name="ce14" office:value-type="string" calcext:value-type="string">
            <text:p>E<text:span text:style-name="T1">∩F</text:span></text:p>
          </table:table-cell>
          <table:table-cell table:number-columns-repeated="11"/>
          <table:table-cell office:value-type="string" calcext:value-type="string">
            <text:p>premier lancer</text:p>
          </table:table-cell>
          <table:table-cell table:number-columns-repeated="4"/>
          <table:table-cell office:value-type="string" calcext:value-type="string">
            <text:p>deuxième lancer</text:p>
          </table:table-cell>
          <table:table-cell table:number-columns-repeated="97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15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34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34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40" office:value-type="string" calcext:value-type="string">
            <text:p>1,6</text:p>
          </table:table-cell>
          <table:table-cell table:number-columns-repeated="5"/>
          <table:table-cell office:value-type="string" calcext:value-type="string">
            <text:p>Calculer 2 parmi 4 :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12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35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table:style-name="ce35"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 table:number-columns-repeated="1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3,1</text:p>
          </table:table-cell>
          <table:table-cell table:style-name="ce12" office:value-type="string" calcext:value-type="string">
            <text:p>3,2</text:p>
          </table:table-cell>
          <table:table-cell table:style-name="ce12" office:value-type="string" calcext:value-type="string">
            <text:p>3,3</text:p>
          </table:table-cell>
          <table:table-cell table:style-name="ce12" office:value-type="string" calcext:value-type="string">
            <text:p>3,4</text:p>
          </table:table-cell>
          <table:table-cell table:style-name="ce12" office:value-type="string" calcext:value-type="string">
            <text:p>3,5</text:p>
          </table:table-cell>
          <table:table-cell table:style-name="ce23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35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35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41" office:value-type="string" calcext:value-type="string">
            <text:p>3,6</text:p>
          </table:table-cell>
          <table:table-cell table:number-columns-repeated="8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12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35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table:style-name="ce35"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2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table:style-name="ce35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35"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41" office:value-type="string" calcext:value-type="string">
            <text:p>5,6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16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38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38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 table:number-columns-repeated="9"/>
          <table:table-cell office:value-type="string" calcext:value-type="string">
            <text:p>2 parmi 4 = 6</text:p>
          </table:table-cell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4" office:value-type="string" calcext:value-type="string">
            <text:p>E<text:span text:style-name="T1">∪</text:span>F</text:p>
          </table:table-cell>
          <table:table-cell table:number-columns-repeated="8"/>
          <table:table-cell table:style-name="ce14" office:value-type="string" calcext:value-type="string">
            <text:p>E <text:span text:style-name="T1">∩</text:span> nonF</text:p>
          </table:table-cell>
          <table:table-cell table:number-columns-repeated="7"/>
          <table:table-cell table:style-name="ce14" office:value-type="string" calcext:value-type="string">
            <text:p>E <text:span text:style-name="T1">∩</text:span> nonF</text:p>
          </table:table-cell>
          <table:table-cell table:number-columns-repeated="19"/>
          <table:table-cell office:value-type="string" calcext:value-type="string">
            <text:p>2 parmi 6 = 6 + 6 + 3 = 15</text:p>
          </table:table-cell>
          <table:table-cell table:number-columns-repeated="98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URW Gothic" svg:font-family="'URW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erif CN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3:32:58.899640897</meta:creation-date>
    <dc:date>2021-02-01T17:04:21.656043300</dc:date>
    <meta:editing-duration>PT2H39M27S</meta:editing-duration>
    <meta:editing-cycles>9</meta:editing-cycles>
    <meta:generator>LibreOffice/7.0.4.2$Linux_X86_64 LibreOffice_project/00$Build-2</meta:generator>
    <meta:document-statistic meta:table-count="1" meta:cell-count="374" meta:object-count="27"/>
  </office:meta>
</office:document-meta>
</file>